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dc0" officeooo:paragraph-rsid="00015dc0"/>
    </style:style>
    <style:style style:name="P2" style:family="paragraph" style:parent-style-name="Standard">
      <style:text-properties officeooo:rsid="00030ddb" officeooo:paragraph-rsid="00030ddb"/>
    </style:style>
    <style:style style:name="P3" style:family="paragraph" style:parent-style-name="Standard">
      <style:text-properties officeooo:rsid="00039975" officeooo:paragraph-rsid="00039975"/>
    </style:style>
    <style:style style:name="P4" style:family="paragraph" style:parent-style-name="Standard">
      <style:text-properties officeooo:rsid="00050663" officeooo:paragraph-rsid="00050663"/>
    </style:style>
    <style:style style:name="P5" style:family="paragraph" style:parent-style-name="Standard">
      <style:text-properties officeooo:rsid="00060a80" officeooo:paragraph-rsid="00060a80"/>
    </style:style>
    <style:style style:name="P6" style:family="paragraph" style:parent-style-name="Standard">
      <style:text-properties officeooo:rsid="0009684b" officeooo:paragraph-rsid="0009684b"/>
    </style:style>
    <style:style style:name="P7" style:family="paragraph" style:parent-style-name="Standard">
      <style:text-properties officeooo:rsid="000af393" officeooo:paragraph-rsid="000af393"/>
    </style:style>
    <style:style style:name="P8" style:family="paragraph" style:parent-style-name="Standard">
      <style:text-properties officeooo:rsid="000ce044" officeooo:paragraph-rsid="000ce044"/>
    </style:style>
    <style:style style:name="P9" style:family="paragraph" style:parent-style-name="Standard">
      <style:text-properties officeooo:rsid="000dc990" officeooo:paragraph-rsid="000dc990"/>
    </style:style>
    <style:style style:name="P10" style:family="paragraph" style:parent-style-name="Standard">
      <style:text-properties officeooo:rsid="00060a80" officeooo:paragraph-rsid="00060a80"/>
    </style:style>
    <style:style style:name="P11" style:family="paragraph" style:parent-style-name="Standard">
      <style:text-properties officeooo:rsid="000faca5" officeooo:paragraph-rsid="000faca5"/>
    </style:style>
    <style:style style:name="P12" style:family="paragraph" style:parent-style-name="Standard">
      <style:text-properties officeooo:rsid="0011a5a3" officeooo:paragraph-rsid="0011a5a3"/>
    </style:style>
    <style:style style:name="P13" style:family="paragraph" style:parent-style-name="Standard">
      <style:text-properties officeooo:rsid="001262d1" officeooo:paragraph-rsid="001262d1"/>
    </style:style>
    <style:style style:name="T1" style:family="text">
      <style:text-properties officeooo:rsid="0001803a"/>
    </style:style>
    <style:style style:name="T2" style:family="text">
      <style:text-properties officeooo:rsid="0001ce8f"/>
    </style:style>
    <style:style style:name="T3" style:family="text">
      <style:text-properties officeooo:rsid="00039975"/>
    </style:style>
    <style:style style:name="T4" style:family="text">
      <style:text-properties officeooo:rsid="00050663"/>
    </style:style>
    <style:style style:name="T5" style:family="text">
      <style:text-properties officeooo:rsid="00060a80"/>
    </style:style>
    <style:style style:name="T6" style:family="text">
      <style:text-properties officeooo:rsid="0009f25b"/>
    </style:style>
    <style:style style:name="T7" style:family="text">
      <style:text-properties officeooo:rsid="001262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iele der Datenorginisation</text:p>
      <text:p text:style-name="P1"/>
      <text:p text:style-name="P1">6. Datenschutz</text:p>
      <text:p text:style-name="P1"/>
      <text:p text:style-name="P1">- <text:span text:style-name="T1">Recht auf informationelle Selbstbestimmung</text:span></text:p>
      <text:p text:style-name="P1">- <text:span text:style-name="T2">DSGVO</text:span></text:p>
      <text:p text:style-name="P1">- <text:span text:style-name="T2">Bundesdatenschutzgesetz</text:span></text:p>
      <text:p text:style-name="P1">- <text:span text:style-name="T2">Landesdatenschutzgesetz</text:span></text:p>
      <text:p text:style-name="P1">- <text:span text:style-name="T2">Datenschutzgesetz der Kirche</text:span></text:p>
      <text:p text:style-name="P1"/>
      <text:p text:style-name="P1"/>
      <text:p text:style-name="P2">7. Datensicherheit</text:p>
      <text:p text:style-name="P2"/>
      <text:p text:style-name="P2">- Berechtigung</text:p>
      <text:p text:style-name="P2">- Datenverlust</text:p>
      <text:p text:style-name="P2">- Integrität</text:p>
      <text:p text:style-name="P2">- <text:span text:style-name="T3">Geschäftsgrundlage</text:span></text:p>
      <text:p text:style-name="P2">→ <text:span text:style-name="T3">überleben!</text:span></text:p>
      <text:p text:style-name="P2"/>
      <text:p text:style-name="P3">8. Datenintegrität</text:p>
      <text:p text:style-name="P3"/>
      <text:p text:style-name="P3">- <text:span text:style-name="T4">zuverlässig → Reliabilität</text:span></text:p>
      <text:p text:style-name="P3">- <text:span text:style-name="T4">korrekt</text:span></text:p>
      <text:p text:style-name="P3">- <text:span text:style-name="T4">widerspruchsfrei</text:span></text:p>
      <text:p text:style-name="P3"/>
      <text:p text:style-name="P4">9. Redundanzfrei</text:p>
      <text:p text:style-name="P4"/>
      <text:p text:style-name="P4">- Mehrfaches Vorkommen von Daten <text:span text:style-name="T5">ohne Informationgewinn</text:span></text:p>
      <text:p text:style-name="P4"/>
      <text:p text:style-name="P4"/>
      <text:p text:style-name="P4"/>
      <text:p text:style-name="P4"/>
      <text:p text:style-name="P4"/>
      <text:p text:style-name="P4"/>
      <text:p text:style-name="P5">Aufau eines DB Systems</text:p>
      <text:p text:style-name="P5"/>
      <text:p text:style-name="P5">DBMS – Datenbankmanagementsystem</text:p>
      <text:p text:style-name="P5"/>
      <text:p text:style-name="P5"/>
      <text:p text:style-name="P5"/>
      <text:p text:style-name="P5"/>
      <text:p text:style-name="P6">3 Ebenensystem</text:p>
      <text:p text:style-name="P6"/>
      <text:p text:style-name="P6">Externe Ebene: Nutzer greift über eine Anwendung auf die DB und niemals ohne. Anwendung = Externe Ebene</text:p>
      <text:p text:style-name="P6"/>
      <text:p text:style-name="P6">Konzeptionelle Ebene: Logische Schicht. Beschreibung des Datenmodells (“unsere Spielwiese”)</text:p>
      <text:p text:style-name="P6"/>
      <text:p text:style-name="P6">Interne Ebene: Physikalische Speicherung <text:span text:style-name="T6">und Datenstrukturen</text:span></text:p>
      <text:p text:style-name="P6"/>
      <text:p text:style-name="P6"/>
      <text:p text:style-name="P6"/>
      <text:p text:style-name="P7"><text:soft-page-break/>Das Datenmodell – Vier Phasen:</text:p>
      <text:p text:style-name="P7"/>
      <text:p text:style-name="P7">Externe Phase</text:p>
      <text:p text:style-name="P7"/>
      <text:p text:style-name="P7">Ermittlung des Informationsbedarfs des Kunden (Was brauch der Kunde an Daten zu speichern, geschlecht oder alter oder mehr)</text:p>
      <text:p text:style-name="P7">Strukturierung dieser Informationen (ER Diagramm)</text:p>
      <text:p text:style-name="P7"/>
      <text:p text:style-name="P7"/>
      <text:p text:style-name="P7">Konzeptionelle Phase</text:p>
      <text:p text:style-name="P7"/>
      <text:p text:style-name="P7">formale und strukturierte Beschreibung aller relevanten Objekte und deren Beziehungen untereinanter (ER Diagramm)</text:p>
      <text:p text:style-name="P7"/>
      <text:p text:style-name="P7"/>
      <text:p text:style-name="P7">Logische Phase</text:p>
      <text:p text:style-name="P7"/>
      <text:p text:style-name="P8">Umsetzung des semantischen Datenmodells in ein relationales Datenbankmodell (“Übersetzen” in eine verständliche “Sprache” für Datenbanken)</text:p>
      <text:p text:style-name="P7"/>
      <text:p text:style-name="P7"/>
      <text:p text:style-name="P7">Physische Phase</text:p>
      <text:p text:style-name="P5"/>
      <text:p text:style-name="P5"/>
      <text:p text:style-name="P5"/>
      <text:p text:style-name="P5"/>
      <text:p text:style-name="P5"/>
      <text:p text:style-name="P5"/>
      <text:p text:style-name="P9">Abarbeitung einer DB Anfrage:</text:p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Entität: Eine eindeutig identifizierbare Einheit</text:p>
      <text:p text:style-name="P11"/>
      <text:p text:style-name="P11">Attribut: Eigenschaft, die eine Einheit näher beschreiben und allen Elementen einer Edentitätsmänge zugewiesen werden kann</text:p>
      <text:p text:style-name="P11"/>
      <text:p text:style-name="P12">Relation: Beziehungen können zwischen AUSSCHLIE?LICH zwei Entitäten bestehen</text:p>
      <text:p text:style-name="P12"/>
      <text:p text:style-name="P12">Assoziationen: <text:span text:style-name="T7">Relationen in eine Richtung → Mutter gebirt Kind</text:span></text:p>
      <text:p text:style-name="P13"/>
      <text:p text:style-name="P13">Kardinalität: bestimmt Relationen <text:s/>bezüglich ihres zahlenmäßigen Verhältni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3:38:28.019846939</meta:creation-date>
    <dc:date>2022-09-21T09:25:57.034180270</dc:date>
    <meta:editing-duration>PT1H10M8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2" meta:paragraph-count="40" meta:word-count="202" meta:character-count="1656" meta:non-whitespace-character-count="1491"/>
  </office:meta>
</office:document-meta>
</file>